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5.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3.5cm" svg:x="7.5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3.5cm" svg:x="14.1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3.5cm" svg:x="4cm" svg:y="5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4T08:19:01.380560289</meta:creation-date>
    <dc:date>2020-09-24T08:19:37.715728320</dc:date>
    <meta:editing-duration>PT37S</meta:editing-duration>
    <meta:editing-cycles>1</meta:editing-cycles>
    <meta:document-statistic meta:object-count="3"/>
    <meta:generator>LibreOffice/6.0.7.3$Linux_X86_64 LibreOffice_project/00m0$Build-3</meta:generator>
  </office:meta>
</office:document-meta>
</file>